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5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032cm" fo:min-width="3.818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61cm" fo:min-width="3.84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647cm" fo:min-width="5.57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0.072cm" svg:y1="2.54cm" svg:x2="10.088cm" svg:y2="19.304cm">
          <text:p/>
        </draw:line>
        <draw:line draw:style-name="gr1" draw:layer="layout" svg:x1="17.672cm" svg:y1="2.54cm" svg:x2="17.756cm" svg:y2="19.304cm">
          <text:p/>
        </draw:line>
        <draw:line draw:style-name="gr1" draw:layer="layout" svg:x1="25.4cm" svg:y1="2.54cm" svg:x2="25.4cm" svg:y2="19.294cm">
          <text:p/>
        </draw:line>
        <draw:line draw:style-name="gr2" draw:layer="layout" svg:x1="17.73cm" svg:y1="11.594cm" svg:x2="10.072cm" svg:y2="11.63cm">
          <text:p/>
        </draw:line>
        <draw:line draw:style-name="gr3" draw:layer="layout" svg:x1="10.088cm" svg:y1="18.996cm" svg:x2="17.756cm" svg:y2="18.996cm">
          <text:p/>
        </draw:line>
        <draw:line draw:style-name="gr3" draw:layer="layout" svg:x1="17.672cm" svg:y1="7.82cm" svg:x2="25.36cm" svg:y2="7.846cm">
          <text:p/>
        </draw:line>
        <draw:line draw:style-name="gr3" draw:layer="layout" svg:x1="25.4cm" svg:y1="10.33cm" svg:x2="17.672cm" svg:y2="10.306cm">
          <text:p/>
        </draw:line>
        <draw:g>
          <svg:title>TexMaths</svg:title>
          <svg:desc>12§latex§$snid,e_{snid}$§svg§600§TRUE§</svg:desc>
          <draw:polygon draw:style-name="gr4" draw:layer="layout" svg:width="1.863cm" svg:height="0.375cm" svg:x="20.693cm" svg:y="7.338cm" svg:viewBox="0 0 1864 376" draw:points="931,376 0,376 0,0 1864,0 1864,376">
            <text:p/>
          </draw:polygon>
          <draw:path draw:style-name="gr5" draw:layer="layout" svg:width="0.155cm" svg:height="0.191cm" svg:x="20.715cm" svg:y="7.445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5" draw:layer="layout" svg:width="0.228cm" svg:height="0.191cm" svg:x="20.903cm" svg:y="7.445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21.156cm" svg:y="7.352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21.306cm" svg:y="7.338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21.545cm" svg:y="7.587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21.716cm" svg:y="7.445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18cm" svg:height="0.134cm" svg:x="21.914cm" svg:y="7.564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5" draw:layer="layout" svg:width="0.18cm" svg:height="0.134cm" svg:x="22.066cm" svg:y="7.564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2.275cm" svg:y="7.49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2.397cm" svg:y="7.489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$\mathcal{X}_{scnid,hnid}(e_{snid},e_{hnid})$§svg§600§TRUE§</svg:desc>
          <draw:polygon draw:style-name="gr4" draw:layer="layout" svg:width="4.251cm" svg:height="0.437cm" svg:x="19.631cm" svg:y="9.656cm" svg:viewBox="0 0 4252 438" draw:points="2125,438 0,438 0,0 4252,0 4252,438">
            <text:p/>
          </draw:polygon>
          <draw:path draw:style-name="gr5" draw:layer="layout" svg:width="0.319cm" svg:height="0.288cm" svg:x="19.653cm" svg:y="9.685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19.953cm" svg:y="9.90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29cm" svg:height="0.133cm" svg:x="20.11cm" svg:y="9.906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layer="layout" svg:width="0.18cm" svg:height="0.133cm" svg:x="20.256cm" svg:y="9.9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464cm" svg:y="9.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0.587cm" svg:y="9.831cm" svg:viewBox="0 0 152 209" svg:d="M151 8c1 0 1-3 1-4 0-2-1-4-3-4-6 0-31 2-39 2-2 2-7 2-7 8 0 4 5 4 9 4 14 0 14 2 14 4s-1 5-1 7l-17 67c-7-9-17-16-31-16-39 0-77 40-77 84 0 28 19 49 44 49 17 0 32-9 44-21 4 18 22 21 30 21 10 0 18-6 24-16 6-12 9-29 9-30 0-3-3-3-3-3-5 0-5 1-8 9-3 15-9 31-21 31-7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0.778cm" svg:y="10.002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0.867cm" svg:y="9.83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1.057cm" svg:y="9.9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1.266cm" svg:y="9.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1.389cm" svg:y="9.8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1.609cm" svg:y="9.656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1.75cm" svg:y="9.78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1.948cm" svg:y="9.90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2.101cm" svg:y="9.9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2.31cm" svg:y="9.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2.433cm" svg:y="9.8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2.648cm" svg:y="9.927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2.818cm" svg:y="9.78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3.018cm" svg:y="9.83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207cm" svg:y="9.9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415cm" svg:y="9.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39cm" svg:y="9.8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3.741cm" svg:y="9.656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E(IMSI||salt,e_{snid})$§svg§600§TRUE§</svg:desc>
          <draw:polygon draw:style-name="gr4" draw:layer="layout" svg:width="3.847cm" svg:height="0.421cm" svg:x="11.696cm" svg:y="18.413cm" svg:viewBox="0 0 3848 422" draw:points="1925,422 0,422 0,0 3848,0 3848,422">
            <text:p/>
          </draw:polygon>
          <draw:path draw:style-name="gr5" draw:layer="layout" svg:width="0.306cm" svg:height="0.287cm" svg:x="11.712cm" svg:y="18.443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layer="layout" svg:width="0.099cm" svg:height="0.421cm" svg:x="12.073cm" svg:y="18.413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layer="layout" svg:width="0.196cm" svg:height="0.288cm" svg:x="12.21cm" svg:y="18.442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423cm" svg:height="0.288cm" svg:x="12.432cm" svg:y="18.442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layer="layout" svg:width="0.25cm" svg:height="0.307cm" svg:x="12.891cm" svg:y="18.432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layer="layout" svg:width="0.196cm" svg:height="0.288cm" svg:x="13.166cm" svg:y="18.442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017cm" svg:height="0.421cm" svg:x="13.42cm" svg:y="18.413cm" svg:viewBox="0 0 18 422" svg:d="M18 16c0-9 0-16-8-16-10 0-10 7-10 16v392c0 7 0 14 10 14 8 0 8-7 8-14z">
            <text:p/>
          </draw:path>
          <draw:path draw:style-name="gr5" draw:layer="layout" svg:width="0.017cm" svg:height="0.421cm" svg:x="13.538cm" svg:y="18.413cm" svg:viewBox="0 0 18 422" svg:d="M18 16c0-9 0-16-8-16-10 0-10 7-10 16v392c0 7 0 14 10 14 8 0 8-7 8-14z">
            <text:p/>
          </draw:path>
          <draw:path draw:style-name="gr5" draw:layer="layout" svg:width="0.155cm" svg:height="0.191cm" svg:x="13.627cm" svg:y="18.542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layer="layout" svg:width="0.193cm" svg:height="0.191cm" svg:x="13.82cm" svg:y="18.542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layer="layout" svg:width="0.09cm" svg:height="0.298cm" svg:x="14.044cm" svg:y="18.437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layer="layout" svg:width="0.13cm" svg:height="0.269cm" svg:x="14.169cm" svg:y="18.466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layer="layout" svg:width="0.049cm" svg:height="0.126cm" svg:x="14.348cm" svg:y="18.684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4.518cm" svg:y="18.542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layer="layout" svg:width="0.118cm" svg:height="0.133cm" svg:x="14.716cm" svg:y="18.662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4.868cm" svg:y="18.662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077cm" svg:y="18.596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layer="layout" svg:width="0.151cm" svg:height="0.208cm" svg:x="15.201cm" svg:y="18.588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layer="layout" svg:width="0.099cm" svg:height="0.421cm" svg:x="15.404cm" svg:y="18.413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6" draw:layer="layout" svg:x1="8.636cm" svg:y1="10.668cm" svg:x2="26.924cm" svg:y2="10.668cm">
          <text:p/>
        </draw:line>
        <draw:custom-shape draw:style-name="gr7" draw:text-style-name="P1" draw:layer="layout" svg:width="6.039cm" svg:height="0.882cm" svg:x="20.785cm" svg:y="8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snid$§svg§600§TRUE§</svg:desc>
          <draw:polygon draw:style-name="gr4" draw:layer="layout" svg:width="0.816cm" svg:height="0.293cm" svg:x="13.474cm" svg:y="11.101cm" svg:viewBox="0 0 817 294" draw:points="408,294 0,294 0,0 817,0 817,294">
            <text:p/>
          </draw:polygon>
          <draw:path draw:style-name="gr5" draw:layer="layout" svg:width="0.155cm" svg:height="0.191cm" svg:x="13.496cm" svg:y="11.2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13.684cm" svg:y="11.2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13.937cm" svg:y="11.1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14.087cm" svg:y="11.1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hnid,e_{hnid}$§svg§600§TRUE§</svg:desc>
          <draw:polygon draw:style-name="gr4" draw:layer="layout" svg:width="1.945cm" svg:height="0.375cm" svg:x="12.96cm" svg:y="13.581cm" svg:viewBox="0 0 1946 376" draw:points="973,376 0,376 0,0 1946,0 1946,376">
            <text:p/>
          </draw:polygon>
          <draw:path draw:style-name="gr5" draw:layer="layout" svg:width="0.208cm" svg:height="0.298cm" svg:x="12.983cm" svg:y="13.581cm" svg:viewBox="0 0 209 299" svg:d="M98 5c0 0 0-5-6-5-9 0-40 4-51 5-4 0-7 0-7 8 0 5 3 5 9 5 21 0 22 2 22 7l-1 9-63 243c-1 7-1 8-1 10 0 10 8 12 12 12 7 0 14-5 16-11l8-32 10-39c2-9 4-19 7-28 1-3 3-16 5-18 1-5 14-28 28-40 10-7 22-14 41-14 18 0 23 14 23 28 0 23-17 70-26 95-4 11-6 16-6 24 0 20 15 35 34 35 40 0 57-62 57-66s-5-4-6-4c-4 0-4 2-6 8-6 22-21 53-43 53-8 0-11-5-11-15s5-20 8-30c6-18 25-68 25-92 0-28-16-46-48-46-27 0-46 13-63 32z">
            <text:p/>
          </draw:path>
          <draw:path draw:style-name="gr5" draw:layer="layout" svg:width="0.228cm" svg:height="0.191cm" svg:x="13.216cm" svg:y="13.688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13.469cm" svg:y="13.59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13.619cm" svg:y="13.581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13.857cm" svg:y="13.83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14.028cm" svg:y="13.688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61cm" svg:height="0.208cm" svg:x="14.227cm" svg:y="13.732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5" draw:layer="layout" svg:width="0.18cm" svg:height="0.134cm" svg:x="14.415cm" svg:y="13.807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14.624cm" svg:y="13.7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14.748cm" svg:y="13.732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3" draw:layer="layout" svg:x1="17.756cm" svg:y1="16.556cm" svg:x2="10.072cm" svg:y2="16.51cm">
          <text:p/>
        </draw:line>
        <draw:line draw:style-name="gr3" draw:layer="layout" svg:x1="10.072cm" svg:y1="14.14cm" svg:x2="17.672cm" svg:y2="14.14cm">
          <text:p/>
        </draw:line>
        <draw:g>
          <svg:title>TexMaths</svg:title>
          <svg:desc>12§latex§\begin{eqnarray*}
\text{compute } \mathcal{X}_{snid,hnid} (e_{snid})
\end{eqnarray*}§svg§600§TRUE§</svg:desc>
          <draw:polygon draw:style-name="gr4" draw:layer="layout" svg:width="4.704cm" svg:height="0.437cm" svg:x="20.986cm" svg:y="8.717cm" svg:viewBox="0 0 4705 438" draw:points="2352,438 0,438 0,0 4705,0 4705,438">
            <text:p/>
          </draw:polygon>
          <draw:path draw:style-name="gr5" draw:layer="layout" svg:width="0.161cm" svg:height="0.193cm" svg:x="21cm" svg:y="8.844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185cm" svg:y="8.84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398cm" svg:y="8.847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748cm" svg:y="8.847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1.983cm" svg:y="8.847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212cm" svg:y="8.773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38cm" svg:y="8.84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319cm" svg:height="0.288cm" svg:x="22.718cm" svg:y="8.746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3.019cm" svg:y="8.9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17cm" svg:y="8.9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379cm" svg:y="8.9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02cm" svg:y="8.8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693cm" svg:y="9.063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3.782cm" svg:y="8.89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971cm" svg:y="8.9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18cm" svg:y="8.9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303cm" svg:y="8.8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523cm" svg:y="8.717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665cm" svg:y="8.84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4.863cm" svg:y="8.9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5.015cm" svg:y="8.9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224cm" svg:y="8.9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347cm" svg:y="8.8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5.549cm" svg:y="8.717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8" draw:layer="layout" svg:x1="28cm" svg:y1="-2.54cm" svg:x2="0cm" svg:y2="-2.54cm">
          <text:p/>
        </draw:line>
        <draw:custom-shape draw:style-name="gr9" draw:text-style-name="P1" draw:layer="layout" svg:width="5.08cm" svg:height="1.282cm" svg:x="8.756cm" svg:y="11.9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layer="layout" svg:width="3.922cm" svg:height="0.798cm" svg:x="8.956cm" svg:y="12.207cm" svg:viewBox="0 0 3923 799" draw:points="1962,799 0,799 0,0 3923,0 3923,799">
            <text:p/>
          </draw:polygon>
          <draw:path draw:style-name="gr5" draw:layer="layout" svg:width="0.132cm" svg:height="0.264cm" svg:x="9.597cm" svg:y="12.24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9.766cm" svg:y="12.20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9.998cm" svg:y="12.3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88cm" svg:height="0.298cm" svg:x="10.326cm" svg:y="12.211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layer="layout" svg:width="0.262cm" svg:height="0.287cm" svg:x="10.642cm" svg:y="12.212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layer="layout" svg:width="0.208cm" svg:height="0.298cm" svg:x="11.069cm" svg:y="12.2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63cm" svg:height="0.193cm" svg:x="11.3cm" svg:y="12.3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61cm" svg:height="0.193cm" svg:x="11.489cm" svg:y="12.3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09cm" svg:height="0.282cm" svg:x="11.675cm" svg:y="12.21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08cm" svg:height="0.298cm" svg:x="11.793cm" svg:y="12.2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63cm" svg:height="0.193cm" svg:x="12.023cm" svg:y="12.3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12.212cm" svg:y="12.3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12.513cm" svg:y="12.24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187cm" svg:height="0.193cm" svg:x="12.68cm" svg:y="12.3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91cm" svg:height="0.193cm" svg:x="8.974cm" svg:y="12.8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9.174cm" svg:y="12.746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132cm" svg:height="0.264cm" svg:x="9.338cm" svg:y="12.746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191cm" svg:height="0.193cm" svg:x="9.51cm" svg:y="12.8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61cm" svg:height="0.193cm" svg:x="9.717cm" svg:y="12.8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213cm" svg:height="0.293cm" svg:x="9.892cm" svg:y="12.7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289cm" svg:height="0.186cm" svg:x="10.259cm" svg:y="12.8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layer="layout" svg:width="0.09cm" svg:height="0.282cm" svg:x="10.57cm" svg:y="12.7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10.68cm" svg:y="12.746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213cm" svg:height="0.293cm" svg:x="10.85cm" svg:y="12.7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32cm" svg:height="0.264cm" svg:x="11.218cm" svg:y="12.746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213cm" svg:height="0.293cm" svg:x="11.386cm" svg:y="12.7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11.619cm" svg:y="12.8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87cm" svg:height="0.307cm" svg:x="11.957cm" svg:y="12.70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  <text:p/>
          </draw:path>
          <draw:path draw:style-name="gr5" draw:layer="layout" svg:width="0.257cm" svg:height="0.307cm" svg:x="12.191cm" svg:y="12.708cm" svg:viewBox="0 0 258 308" svg:d="M0 154c0 87 68 154 148 154 68 0 110-60 110-108 0-4 0-7-6-7-4 0-4 3-5 6-3 61-48 96-95 96-25 0-109-14-109-141 0-126 83-141 109-141 46 0 84 39 93 101 0 6 0 7 6 7 7 0 7-1 7-11v-100c0-8 0-10-5-10-1 0-3 0-7 5l-20 31c-16-14-38-36-78-36-80 0-148 67-148 154z">
            <text:p/>
          </draw:path>
          <draw:path draw:style-name="gr5" draw:layer="layout" svg:width="0.288cm" svg:height="0.288cm" svg:x="12.484cm" svg:y="12.71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</draw:g>
        <draw:g>
          <svg:title>TexMaths</svg:title>
          <svg:desc>12§latex§$\mathcal{X}_{snid,hnid}(e_{snid},e_{hnid})$§svg§600§TRUE§</svg:desc>
          <draw:polygon draw:style-name="gr4" draw:layer="layout" svg:width="4.099cm" svg:height="0.437cm" svg:x="11.931cm" svg:y="15.954cm" svg:viewBox="0 0 4100 438" draw:points="2051,438 0,438 0,0 4100,0 4100,438">
            <text:p/>
          </draw:polygon>
          <draw:path draw:style-name="gr5" draw:layer="layout" svg:width="0.319cm" svg:height="0.288cm" svg:x="11.953cm" svg:y="15.983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12.253cm" svg:y="16.2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2.405cm" svg:y="16.2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2.614cm" svg:y="16.1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2.737cm" svg:y="16.1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12.927cm" svg:y="16.3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13.017cm" svg:y="16.12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3.205cm" svg:y="16.2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3.414cm" svg:y="16.1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3.538cm" svg:y="16.1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3.758cm" svg:y="15.954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13.9cm" svg:y="16.0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14.098cm" svg:y="16.2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4.249cm" svg:y="16.2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4.458cm" svg:y="16.1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4.582cm" svg:y="16.1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14.796cm" svg:y="16.225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4.967cm" svg:y="16.0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15.166cm" svg:y="16.12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5.355cm" svg:y="16.2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564cm" svg:y="16.1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5.688cm" svg:y="16.1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5.889cm" svg:y="15.954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custom-shape draw:style-name="gr10" draw:text-style-name="P1" draw:layer="layout" svg:width="4.888cm" svg:height="1.211cm" svg:x="8.832cm" svg:y="16.9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verifies\\
the certificate§svg§600§TRUE§</svg:desc>
          <draw:polygon draw:style-name="gr4" draw:layer="layout" svg:width="3.363cm" svg:height="0.798cm" svg:x="9.058cm" svg:y="17.113cm" svg:viewBox="0 0 3364 799" draw:points="1683,799 0,799 0,0 3364,0 3364,799">
            <text:p/>
          </draw:polygon>
          <draw:path draw:style-name="gr5" draw:layer="layout" svg:width="0.132cm" svg:height="0.264cm" svg:x="9.699cm" svg:y="17.145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9.868cm" svg:y="17.1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10.1cm" svg:y="17.2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88cm" svg:height="0.298cm" svg:x="10.429cm" svg:y="17.117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layer="layout" svg:width="0.262cm" svg:height="0.287cm" svg:x="10.744cm" svg:y="17.118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layer="layout" svg:width="0.207cm" svg:height="0.186cm" svg:x="11.164cm" svg:y="17.223cm" svg:viewBox="0 0 208 187" svg:d="M168 42c4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5" draw:layer="layout" svg:width="0.163cm" svg:height="0.193cm" svg:x="11.379cm" svg:y="17.2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42cm" svg:height="0.186cm" svg:x="11.565cm" svg:y="17.21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09cm" svg:height="0.282cm" svg:x="11.732cm" svg:y="17.1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11cm" svg:height="0.298cm" svg:x="11.846cm" svg:y="17.107cm" svg:viewBox="0 0 212 299" svg:d="M128 130c20 0 23 4 23 22v114c0 20-5 20-33 20v13c14-1 37-1 46-1 11 0 33 0 48 1v-13c-28 0-33 0-33-20v-156l-53 5c-7 0-7 0-8 0 0 1-2 1-8 1h-50v-48c0-42 37-58 62-58 14 0 29 3 38 13-18 1-21 13-21 20 0 13 11 19 19 19 10 0 20-7 20-19 0-25-23-43-54-43-40 0-90 22-90 67v49h-34v14h34v136c0 20-5 20-34 20v13c14-1 37-1 48-1 10 0 31 0 47 1v-13c-29 0-34 0-34-20v-136z">
            <text:p/>
          </draw:path>
          <draw:path draw:style-name="gr5" draw:layer="layout" svg:width="0.163cm" svg:height="0.193cm" svg:x="12.08cm" svg:y="17.2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12.27cm" svg:y="17.216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9.066cm" svg:y="17.652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213cm" svg:height="0.293cm" svg:x="9.234cm" svg:y="17.61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9.467cm" svg:y="17.7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61cm" svg:height="0.193cm" svg:x="9.796cm" svg:y="17.7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63cm" svg:height="0.193cm" svg:x="9.981cm" svg:y="17.7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42cm" svg:height="0.186cm" svg:x="10.168cm" svg:y="17.72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32cm" svg:height="0.264cm" svg:x="10.329cm" svg:y="17.652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09cm" svg:height="0.282cm" svg:x="10.498cm" svg:y="17.6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11cm" svg:height="0.298cm" svg:x="10.612cm" svg:y="17.613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5" draw:layer="layout" svg:width="0.161cm" svg:height="0.193cm" svg:x="10.849cm" svg:y="17.7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9cm" svg:height="0.193cm" svg:x="11.038cm" svg:y="17.72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11.239cm" svg:y="17.652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163cm" svg:height="0.193cm" svg:x="11.407cm" svg:y="17.7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11" draw:text-style-name="P1" draw:layer="layout" svg:width="6.07cm" svg:height="1.897cm" svg:x="20.774cm" svg:y="3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layer="layout" svg:width="3.705cm" svg:height="0.374cm" svg:x="20.932cm" svg:y="3.795cm" svg:viewBox="0 0 3706 375" draw:points="1853,375 0,375 0,0 3706,0 3706,375">
            <text:p/>
          </draw:polygon>
          <draw:path draw:style-name="gr5" draw:layer="layout" svg:width="0.193cm" svg:height="0.279cm" svg:x="20.944cm" svg:y="3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5" draw:layer="layout" svg:width="0.163cm" svg:height="0.194cm" svg:x="21.15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213cm" svg:height="0.186cm" svg:x="21.342cm" svg:y="3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4cm" svg:x="21.57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42cm" svg:height="0.186cm" svg:x="21.761cm" svg:y="3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9cm" svg:height="0.194cm" svg:x="21.932cm" svg:y="3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layer="layout" svg:width="0.132cm" svg:height="0.264cm" svg:x="22.132cm" svg:y="3.828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163cm" svg:height="0.194cm" svg:x="22.299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62cm" svg:height="0.191cm" svg:x="22.634cm" svg:y="3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5" draw:layer="layout" svg:width="0.161cm" svg:height="0.208cm" svg:x="22.833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layer="layout" svg:width="0.18cm" svg:height="0.134cm" svg:x="23.021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3.229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3.351cm" svg:y="3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5" draw:layer="layout" svg:width="0.049cm" svg:height="0.126cm" svg:x="23.569cm" svg:y="4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201cm" svg:height="0.298cm" svg:x="23.737cm" svg:y="3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161cm" svg:height="0.208cm" svg:x="23.96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layer="layout" svg:width="0.18cm" svg:height="0.134cm" svg:x="24.148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4.356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4.48cm" svg:y="3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(e_{hnid},e_{hnid})$§svg§600§TRUE§</svg:desc>
          <draw:polygon draw:style-name="gr4" draw:layer="layout" svg:width="5.886cm" svg:height="0.437cm" svg:x="20.963cm" svg:y="4.369cm" svg:viewBox="0 0 5887 438" draw:points="2944,438 0,438 0,0 5887,0 5887,438">
            <text:p/>
          </draw:polygon>
          <draw:path draw:style-name="gr5" draw:layer="layout" svg:width="0.161cm" svg:height="0.193cm" svg:x="20.977cm" svg:y="4.49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162cm" svg:y="4.49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375cm" svg:y="4.49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725cm" svg:y="4.49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1.96cm" svg:y="4.49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189cm" svg:y="4.425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357cm" svg:y="4.49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319cm" svg:height="0.288cm" svg:x="22.695cm" svg:y="4.398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61cm" svg:height="0.208cm" svg:x="22.997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185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394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18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709cm" svg:y="4.715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3.797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987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194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318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539cm" svg:y="4.369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68cm" svg:y="4.49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4.88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5.069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277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4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5.615cm" svg:y="4.64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5.786cm" svg:y="4.49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5.985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6.174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6.383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6.507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6.71cm" svg:y="4.369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3" draw:layer="layout" svg:x1="25.4cm" svg:y1="6.234cm" svg:x2="10.072cm" svg:y2="6.096cm">
          <text:p/>
        </draw:line>
        <draw:custom-shape draw:style-name="gr12" draw:text-style-name="P2" draw:layer="layout" svg:width="6.956cm" svg:height="1.016cm" svg:x="14.294cm" svg:y="14.524cm">
          <text:p text:style-name="P1"/>
          <draw:enhanced-geometry svg:viewBox="0 0 21600 21600" draw:type="rectangle" draw:enhanced-path="M 0 0 L 21600 0 21600 21600 0 21600 0 0 Z N"/>
        </draw:custom-shape>
        <draw:g>
          <svg:title>TexMaths</svg:title>
          <svg:desc>12§latex§finds the appropriate certificate§svg§600§FALSE§</svg:desc>
          <draw:polygon draw:style-name="gr13" draw:layer="layout" svg:width="5.817cm" svg:height="0.375cm" svg:x="14.459cm" svg:y="14.846cm" svg:viewBox="0 0 5818 376" draw:points="2909,376 0,376 0,0 5818,0 5818,376">
            <text:p/>
          </draw:polygon>
          <draw:path draw:style-name="gr5" draw:layer="layout" svg:width="0.211cm" svg:height="0.298cm" svg:x="14.47cm" svg:y="14.841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5" draw:layer="layout" svg:width="0.213cm" svg:height="0.186cm" svg:x="14.707cm" svg:y="14.95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14.941cm" svg:y="14.846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5" draw:layer="layout" svg:width="0.138cm" svg:height="0.194cm" svg:x="15.175cm" svg:y="14.95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15.477cm" svg:y="14.879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213cm" svg:height="0.293cm" svg:x="15.646cm" svg:y="14.846cm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
            <text:p/>
          </draw:path>
          <draw:path draw:style-name="gr5" draw:layer="layout" svg:width="0.163cm" svg:height="0.194cm" svg:x="15.879cm" svg:y="14.95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91cm" svg:height="0.194cm" svg:x="16.214cm" svg:y="14.95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layer="layout" svg:width="0.208cm" svg:height="0.269cm" svg:x="16.418cm" svg:y="14.95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5" draw:layer="layout" svg:width="0.208cm" svg:height="0.269cm" svg:x="16.653cm" svg:y="14.95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5" draw:layer="layout" svg:width="0.142cm" svg:height="0.186cm" svg:x="16.887cm" svg:y="14.95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4cm" svg:x="17.052cm" svg:y="14.95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5" draw:layer="layout" svg:width="0.208cm" svg:height="0.269cm" svg:x="17.262cm" svg:y="14.95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5" draw:layer="layout" svg:width="0.142cm" svg:height="0.186cm" svg:x="17.498cm" svg:y="14.95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09cm" svg:height="0.282cm" svg:x="17.664cm" svg:y="14.857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5" draw:layer="layout" svg:width="0.191cm" svg:height="0.194cm" svg:x="17.786cm" svg:y="14.95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layer="layout" svg:width="0.132cm" svg:height="0.264cm" svg:x="17.986cm" svg:y="14.879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163cm" svg:height="0.194cm" svg:x="18.154cm" svg:y="14.95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61cm" svg:height="0.194cm" svg:x="18.485cm" svg:y="14.95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5" draw:layer="layout" svg:width="0.163cm" svg:height="0.194cm" svg:x="18.67cm" svg:y="14.95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42cm" svg:height="0.186cm" svg:x="18.857cm" svg:y="14.95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32cm" svg:height="0.264cm" svg:x="19.019cm" svg:y="14.879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09cm" svg:height="0.282cm" svg:x="19.189cm" svg:y="14.857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5" draw:layer="layout" svg:width="0.211cm" svg:height="0.298cm" svg:x="19.304cm" svg:y="14.841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5" draw:layer="layout" svg:width="0.161cm" svg:height="0.194cm" svg:x="19.54cm" svg:y="14.95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5" draw:layer="layout" svg:width="0.191cm" svg:height="0.194cm" svg:x="19.731cm" svg:y="14.95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layer="layout" svg:width="0.132cm" svg:height="0.264cm" svg:x="19.933cm" svg:y="14.879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163cm" svg:height="0.194cm" svg:x="20.101cm" svg:y="14.95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</draw:g>
        <draw:g>
          <svg:title>TexMaths</svg:title>
          <svg:desc>12§latex§\fbox{1}§svg§600§FALSE§</svg:desc>
          <draw:polygon draw:style-name="gr13" draw:layer="layout" svg:width="0.498cm" svg:height="0.558cm" svg:x="26.217cm" svg:y="3.383cm" svg:viewBox="0 0 499 559" draw:points="250,559 0,559 0,0 499,0 499,559">
            <text:p/>
          </draw:polygon>
          <draw:polygon draw:style-name="gr5" draw:layer="layout" svg:width="0.498cm" svg:height="0.017cm" svg:x="26.217cm" svg:y="3.383cm" svg:viewBox="0 0 499 18" draw:points="250,18 0,18 0,0 499,0 499,18">
            <text:p/>
          </draw:polygon>
          <draw:polygon draw:style-name="gr5" draw:layer="layout" svg:width="0.017cm" svg:height="0.524cm" svg:x="26.217cm" svg:y="3.4cm" svg:viewBox="0 0 18 525" draw:points="10,525 0,525 0,0 18,0 18,525">
            <text:p/>
          </draw:polygon>
          <draw:path draw:style-name="gr5" draw:layer="layout" svg:width="0.139cm" svg:height="0.281cm" svg:x="26.398cm" svg:y="3.517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26.698cm" svg:y="3.4cm" svg:viewBox="0 0 18 525" draw:points="10,525 0,525 0,0 18,0 18,525">
            <text:p/>
          </draw:polygon>
          <draw:polygon draw:style-name="gr5" draw:layer="layout" svg:width="0.498cm" svg:height="0.017cm" svg:x="26.217cm" svg:y="3.924cm" svg:viewBox="0 0 499 18" draw:points="250,18 0,18 0,0 499,0 499,18">
            <text:p/>
          </draw:polygon>
        </draw:g>
        <draw:g>
          <svg:title>TexMaths</svg:title>
          <svg:desc>12§display§\fbox{2}§svg§600§FALSE§</svg:desc>
          <draw:polygon draw:style-name="gr13" draw:layer="layout" svg:width="0.498cm" svg:height="0.558cm" svg:x="24.577cm" svg:y="5.489cm" svg:viewBox="0 0 499 559" draw:points="250,559 0,559 0,0 499,0 499,559">
            <text:p/>
          </draw:polygon>
          <draw:polygon draw:style-name="gr5" draw:layer="layout" svg:width="0.498cm" svg:height="0.017cm" svg:x="24.577cm" svg:y="5.489cm" svg:viewBox="0 0 499 18" draw:points="250,18 0,18 0,0 499,0 499,18">
            <text:p/>
          </draw:polygon>
          <draw:polygon draw:style-name="gr5" draw:layer="layout" svg:width="0.017cm" svg:height="0.524cm" svg:x="24.577cm" svg:y="5.506cm" svg:viewBox="0 0 18 525" draw:points="10,525 0,525 0,0 18,0 18,525">
            <text:p/>
          </draw:polygon>
          <draw:path draw:style-name="gr5" draw:layer="layout" svg:width="0.168cm" svg:height="0.281cm" svg:x="24.741cm" svg:y="5.623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25.058cm" svg:y="5.506cm" svg:viewBox="0 0 18 525" draw:points="10,525 0,525 0,0 18,0 18,525">
            <text:p/>
          </draw:polygon>
          <draw:polygon draw:style-name="gr5" draw:layer="layout" svg:width="0.498cm" svg:height="0.017cm" svg:x="24.577cm" svg:y="6.03cm" svg:viewBox="0 0 499 18" draw:points="250,18 0,18 0,0 499,0 499,18">
            <text:p/>
          </draw:polygon>
        </draw:g>
        <draw:g>
          <svg:title>TexMaths</svg:title>
          <svg:desc>12§display§\fbox{3}§svg§600§FALSE§</svg:desc>
          <draw:polygon draw:style-name="gr13" draw:layer="layout" svg:width="0.498cm" svg:height="0.558cm" svg:x="24.647cm" svg:y="9.601cm" svg:viewBox="0 0 499 559" draw:points="250,559 0,559 0,0 499,0 499,559">
            <text:p/>
          </draw:polygon>
          <draw:polygon draw:style-name="gr5" draw:layer="layout" svg:width="0.498cm" svg:height="0.017cm" svg:x="24.647cm" svg:y="9.601cm" svg:viewBox="0 0 499 18" draw:points="250,18 0,18 0,0 499,0 499,18">
            <text:p/>
          </draw:polygon>
          <draw:polygon draw:style-name="gr5" draw:layer="layout" svg:width="0.017cm" svg:height="0.524cm" svg:x="24.647cm" svg:y="9.618cm" svg:viewBox="0 0 18 525" draw:points="10,525 0,525 0,0 18,0 18,525">
            <text:p/>
          </draw:polygon>
          <draw:path draw:style-name="gr5" draw:layer="layout" svg:width="0.175cm" svg:height="0.29cm" svg:x="24.808cm" svg:y="9.735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5" draw:layer="layout" svg:width="0.017cm" svg:height="0.524cm" svg:x="25.128cm" svg:y="9.618cm" svg:viewBox="0 0 18 525" draw:points="10,525 0,525 0,0 18,0 18,525">
            <text:p/>
          </draw:polygon>
          <draw:polygon draw:style-name="gr5" draw:layer="layout" svg:width="0.498cm" svg:height="0.017cm" svg:x="24.647cm" svg:y="10.142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3" draw:layer="layout" svg:width="0.498cm" svg:height="0.558cm" svg:x="17.017cm" svg:y="10.883cm" svg:viewBox="0 0 499 559" draw:points="250,559 0,559 0,0 499,0 499,559">
            <text:p/>
          </draw:polygon>
          <draw:polygon draw:style-name="gr5" draw:layer="layout" svg:width="0.498cm" svg:height="0.017cm" svg:x="17.017cm" svg:y="10.883cm" svg:viewBox="0 0 499 18" draw:points="250,18 0,18 0,0 499,0 499,18">
            <text:p/>
          </draw:polygon>
          <draw:polygon draw:style-name="gr5" draw:layer="layout" svg:width="0.017cm" svg:height="0.524cm" svg:x="17.017cm" svg:y="10.9cm" svg:viewBox="0 0 18 525" draw:points="10,525 0,525 0,0 18,0 18,525">
            <text:p/>
          </draw:polygon>
          <draw:path draw:style-name="gr5" draw:layer="layout" svg:width="0.139cm" svg:height="0.281cm" svg:x="17.198cm" svg:y="11.017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17.498cm" svg:y="10.9cm" svg:viewBox="0 0 18 525" draw:points="10,525 0,525 0,0 18,0 18,525">
            <text:p/>
          </draw:polygon>
          <draw:polygon draw:style-name="gr5" draw:layer="layout" svg:width="0.498cm" svg:height="0.017cm" svg:x="17.017cm" svg:y="11.424cm" svg:viewBox="0 0 499 18" draw:points="250,18 0,18 0,0 499,0 499,18">
            <text:p/>
          </draw:polygon>
        </draw:g>
        <draw:g>
          <svg:title>TexMaths</svg:title>
          <svg:desc>12§display§\fbox{2}§svg§600§FALSE§</svg:desc>
          <draw:polygon draw:style-name="gr13" draw:layer="layout" svg:width="0.498cm" svg:height="0.558cm" svg:x="13.177cm" svg:y="12.09cm" svg:viewBox="0 0 499 559" draw:points="250,559 0,559 0,0 499,0 499,559">
            <text:p/>
          </draw:polygon>
          <draw:polygon draw:style-name="gr5" draw:layer="layout" svg:width="0.498cm" svg:height="0.017cm" svg:x="13.177cm" svg:y="12.09cm" svg:viewBox="0 0 499 18" draw:points="250,18 0,18 0,0 499,0 499,18">
            <text:p/>
          </draw:polygon>
          <draw:polygon draw:style-name="gr5" draw:layer="layout" svg:width="0.017cm" svg:height="0.524cm" svg:x="13.177cm" svg:y="12.107cm" svg:viewBox="0 0 18 525" draw:points="10,525 0,525 0,0 18,0 18,525">
            <text:p/>
          </draw:polygon>
          <draw:path draw:style-name="gr5" draw:layer="layout" svg:width="0.168cm" svg:height="0.281cm" svg:x="13.341cm" svg:y="12.224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13.658cm" svg:y="12.107cm" svg:viewBox="0 0 18 525" draw:points="10,525 0,525 0,0 18,0 18,525">
            <text:p/>
          </draw:polygon>
          <draw:polygon draw:style-name="gr5" draw:layer="layout" svg:width="0.498cm" svg:height="0.017cm" svg:x="13.177cm" svg:y="12.631cm" svg:viewBox="0 0 499 18" draw:points="250,18 0,18 0,0 499,0 499,18">
            <text:p/>
          </draw:polygon>
        </draw:g>
        <draw:g>
          <svg:title>TexMaths</svg:title>
          <svg:desc>12§display§\fbox{3}§svg§600§FALSE§</svg:desc>
          <draw:polygon draw:style-name="gr13" draw:layer="layout" svg:width="0.498cm" svg:height="0.558cm" svg:x="10.294cm" svg:y="13.359cm" svg:viewBox="0 0 499 559" draw:points="250,559 0,559 0,0 499,0 499,559">
            <text:p/>
          </draw:polygon>
          <draw:polygon draw:style-name="gr5" draw:layer="layout" svg:width="0.498cm" svg:height="0.017cm" svg:x="10.294cm" svg:y="13.359cm" svg:viewBox="0 0 499 18" draw:points="250,18 0,18 0,0 499,0 499,18">
            <text:p/>
          </draw:polygon>
          <draw:polygon draw:style-name="gr5" draw:layer="layout" svg:width="0.017cm" svg:height="0.524cm" svg:x="10.294cm" svg:y="13.376cm" svg:viewBox="0 0 18 525" draw:points="10,525 0,525 0,0 18,0 18,525">
            <text:p/>
          </draw:polygon>
          <draw:path draw:style-name="gr5" draw:layer="layout" svg:width="0.175cm" svg:height="0.29cm" svg:x="10.455cm" svg:y="13.493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5" draw:layer="layout" svg:width="0.017cm" svg:height="0.524cm" svg:x="10.775cm" svg:y="13.376cm" svg:viewBox="0 0 18 525" draw:points="10,525 0,525 0,0 18,0 18,525">
            <text:p/>
          </draw:polygon>
          <draw:polygon draw:style-name="gr5" draw:layer="layout" svg:width="0.498cm" svg:height="0.017cm" svg:x="10.294cm" svg:y="13.9cm" svg:viewBox="0 0 499 18" draw:points="250,18 0,18 0,0 499,0 499,18">
            <text:p/>
          </draw:polygon>
        </draw:g>
        <draw:g>
          <svg:title>TexMaths</svg:title>
          <svg:desc>12§latex§\fbox{4}§svg§600§FALSE§</svg:desc>
          <draw:polygon draw:style-name="gr13" draw:layer="layout" svg:width="0.498cm" svg:height="0.558cm" svg:x="20.562cm" svg:y="14.637cm" svg:viewBox="0 0 499 559" draw:points="250,559 0,559 0,0 499,0 499,559">
            <text:p/>
          </draw:polygon>
          <draw:polygon draw:style-name="gr5" draw:layer="layout" svg:width="0.498cm" svg:height="0.017cm" svg:x="20.562cm" svg:y="14.637cm" svg:viewBox="0 0 499 18" draw:points="250,18 0,18 0,0 499,0 499,18">
            <text:p/>
          </draw:polygon>
          <draw:polygon draw:style-name="gr5" draw:layer="layout" svg:width="0.017cm" svg:height="0.524cm" svg:x="20.562cm" svg:y="14.654cm" svg:viewBox="0 0 18 525" draw:points="10,525 0,525 0,0 18,0 18,525">
            <text:p/>
          </draw:polygon>
          <draw:path draw:style-name="gr5" draw:layer="layout" svg:width="0.187cm" svg:height="0.286cm" svg:x="20.717cm" svg:y="14.767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5" draw:layer="layout" svg:width="0.017cm" svg:height="0.524cm" svg:x="21.043cm" svg:y="14.654cm" svg:viewBox="0 0 18 525" draw:points="10,525 0,525 0,0 18,0 18,525">
            <text:p/>
          </draw:polygon>
          <draw:polygon draw:style-name="gr5" draw:layer="layout" svg:width="0.498cm" svg:height="0.017cm" svg:x="20.562cm" svg:y="15.178cm" svg:viewBox="0 0 499 18" draw:points="250,18 0,18 0,0 499,0 499,18">
            <text:p/>
          </draw:polygon>
        </draw:g>
        <draw:g>
          <svg:title>TexMaths</svg:title>
          <svg:desc>12§display§\fbox{5}§svg§600§FALSE§</svg:desc>
          <draw:polygon draw:style-name="gr13" draw:layer="layout" svg:width="0.498cm" svg:height="0.558cm" svg:x="17.039cm" svg:y="15.802cm" svg:viewBox="0 0 499 559" draw:points="250,559 0,559 0,0 499,0 499,559">
            <text:p/>
          </draw:polygon>
          <draw:polygon draw:style-name="gr5" draw:layer="layout" svg:width="0.498cm" svg:height="0.017cm" svg:x="17.039cm" svg:y="15.802cm" svg:viewBox="0 0 499 18" draw:points="250,18 0,18 0,0 499,0 499,18">
            <text:p/>
          </draw:polygon>
          <draw:polygon draw:style-name="gr5" draw:layer="layout" svg:width="0.017cm" svg:height="0.524cm" svg:x="17.039cm" svg:y="15.819cm" svg:viewBox="0 0 18 525" draw:points="10,525 0,525 0,0 18,0 18,525">
            <text:p/>
          </draw:polygon>
          <draw:path draw:style-name="gr5" draw:layer="layout" svg:width="0.168cm" svg:height="0.29cm" svg:x="17.203cm" svg:y="15.936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7 1 1 3 1 7 1 15 0 22-11 22-21s-7-20-22-20c-6 0-20 2-20 22 0 37 29 77 77 77 49 0 92-40 92-94z">
            <text:p/>
          </draw:path>
          <draw:polygon draw:style-name="gr5" draw:layer="layout" svg:width="0.017cm" svg:height="0.524cm" svg:x="17.52cm" svg:y="15.819cm" svg:viewBox="0 0 18 525" draw:points="10,525 0,525 0,0 18,0 18,525">
            <text:p/>
          </draw:polygon>
          <draw:polygon draw:style-name="gr5" draw:layer="layout" svg:width="0.498cm" svg:height="0.017cm" svg:x="17.039cm" svg:y="16.343cm" svg:viewBox="0 0 499 18" draw:points="250,18 0,18 0,0 499,0 499,18">
            <text:p/>
          </draw:polygon>
        </draw:g>
        <draw:g>
          <svg:title>TexMaths</svg:title>
          <svg:desc>12§display§\fbox{6}§svg§600§FALSE§</svg:desc>
          <draw:polygon draw:style-name="gr13" draw:layer="layout" svg:width="0.498cm" svg:height="0.558cm" svg:x="13.064cm" svg:y="17.075cm" svg:viewBox="0 0 499 559" draw:points="250,559 0,559 0,0 499,0 499,559">
            <text:p/>
          </draw:polygon>
          <draw:polygon draw:style-name="gr5" draw:layer="layout" svg:width="0.498cm" svg:height="0.017cm" svg:x="13.064cm" svg:y="17.075cm" svg:viewBox="0 0 499 18" draw:points="250,18 0,18 0,0 499,0 499,18">
            <text:p/>
          </draw:polygon>
          <draw:polygon draw:style-name="gr5" draw:layer="layout" svg:width="0.017cm" svg:height="0.524cm" svg:x="13.064cm" svg:y="17.092cm" svg:viewBox="0 0 18 525" draw:points="10,525 0,525 0,0 18,0 18,525">
            <text:p/>
          </draw:polygon>
          <draw:path draw:style-name="gr5" draw:layer="layout" svg:width="0.175cm" svg:height="0.29cm" svg:x="13.225cm" svg:y="17.209cm" svg:viewBox="0 0 176 291" svg:d="M38 143v-10c0-107 53-122 75-122 9 0 27 2 37 17-6 0-24 0-24 19 0 13 11 19 20 19 6 0 20-4 20-20 0-26-20-46-54-46-54 0-112 55-112 149 0 113 49 142 89 142 47 0 87-39 87-95 0-54-38-95-85-95-29 0-44 21-53 42zM89 280c-27 0-40-26-42-33-7-19-7-53-7-61 0-32 13-76 51-76 6 0 27 0 40 27 7 15 7 37 7 59 0 20 0 40-7 56-13 25-33 28-42 28z">
            <text:p/>
          </draw:path>
          <draw:polygon draw:style-name="gr5" draw:layer="layout" svg:width="0.017cm" svg:height="0.524cm" svg:x="13.545cm" svg:y="17.092cm" svg:viewBox="0 0 18 525" draw:points="10,525 0,525 0,0 18,0 18,525">
            <text:p/>
          </draw:polygon>
          <draw:polygon draw:style-name="gr5" draw:layer="layout" svg:width="0.498cm" svg:height="0.017cm" svg:x="13.064cm" svg:y="17.616cm" svg:viewBox="0 0 499 18" draw:points="250,18 0,18 0,0 499,0 499,18">
            <text:p/>
          </draw:polygon>
        </draw:g>
        <draw:g>
          <svg:title>TexMaths</svg:title>
          <svg:desc>12§latex§\fbox{7}§svg§600§FALSE§</svg:desc>
          <draw:polygon draw:style-name="gr13" draw:layer="layout" svg:width="0.498cm" svg:height="0.558cm" svg:x="10.306cm" svg:y="18.329cm" svg:viewBox="0 0 499 559" draw:points="250,559 0,559 0,0 499,0 499,559">
            <text:p/>
          </draw:polygon>
          <draw:polygon draw:style-name="gr5" draw:layer="layout" svg:width="0.498cm" svg:height="0.017cm" svg:x="10.306cm" svg:y="18.329cm" svg:viewBox="0 0 499 18" draw:points="250,18 0,18 0,0 499,0 499,18">
            <text:p/>
          </draw:polygon>
          <draw:polygon draw:style-name="gr5" draw:layer="layout" svg:width="0.017cm" svg:height="0.524cm" svg:x="10.306cm" svg:y="18.346cm" svg:viewBox="0 0 18 525" draw:points="10,525 0,525 0,0 18,0 18,525">
            <text:p/>
          </draw:polygon>
          <draw:path draw:style-name="gr5" draw:layer="layout" svg:width="0.181cm" svg:height="0.294cm" svg:x="10.473cm" svg:y="18.459cm" svg:viewBox="0 0 182 295" svg:d="M179 29c3-6 3-6 3-16h-103c-51 0-53-5-54-13h-11l-14 88h11c1-8 5-34 11-39 2-3 36-3 40-3h89c-5 7-38 54-48 67-38 57-53 116-53 159 0 4 0 23 21 23 19 0 19-19 19-23v-21c0-23 1-47 5-70 1-9 7-45 26-72z">
            <text:p/>
          </draw:path>
          <draw:polygon draw:style-name="gr5" draw:layer="layout" svg:width="0.017cm" svg:height="0.524cm" svg:x="10.787cm" svg:y="18.346cm" svg:viewBox="0 0 18 525" draw:points="10,525 0,525 0,0 18,0 18,525">
            <text:p/>
          </draw:polygon>
          <draw:polygon draw:style-name="gr5" draw:layer="layout" svg:width="0.498cm" svg:height="0.017cm" svg:x="10.306cm" svg:y="18.87cm" svg:viewBox="0 0 499 18" draw:points="250,18 0,18 0,0 499,0 499,18">
            <text:p/>
          </draw:polygon>
        </draw:g>
        <draw:custom-shape draw:style-name="gr14" draw:text-style-name="P1" draw:layer="layout" svg:width="0.254cm" svg:height="8.382cm" svg:x="7.62cm" svg:y="10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" draw:layer="layout" svg:width="0.233cm" svg:height="4.064cm" svg:x="7.641cm" svg:y="2.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display§\fbox{Provisioning phase}§svg§600§FALSE§</svg:desc>
          <draw:polygon draw:style-name="gr13" draw:layer="layout" svg:width="4.991cm" svg:height="0.882cm" svg:x="2.286cm" svg:y="3.796cm" svg:viewBox="0 0 4992 883" draw:points="2496,883 0,883 0,0 4992,0 4992,883">
            <text:p/>
          </draw:polygon>
          <draw:polygon draw:style-name="gr5" draw:layer="layout" svg:width="4.991cm" svg:height="0.023cm" svg:x="2.286cm" svg:y="3.796cm" svg:viewBox="0 0 4992 24" draw:points="2496,24 0,24 0,0 4992,0 4992,24">
            <text:p/>
          </draw:polygon>
          <draw:polygon draw:style-name="gr5" draw:layer="layout" svg:width="0.023cm" svg:height="0.837cm" svg:x="2.286cm" svg:y="3.818cm" svg:viewBox="0 0 24 838" draw:points="13,838 0,838 0,0 24,0 24,838">
            <text:p/>
          </draw:polygon>
          <draw:path draw:style-name="gr5" draw:layer="layout" svg:width="0.332cm" svg:height="0.385cm" svg:x="2.497cm" svg:y="3.994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5" draw:layer="layout" svg:width="0.189cm" svg:height="0.249cm" svg:x="2.876cm" svg:y="4.12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5" draw:layer="layout" svg:width="0.25cm" svg:height="0.258cm" svg:x="3.096cm" svg:y="4.12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76cm" svg:height="0.249cm" svg:x="3.356cm" svg:y="4.135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5" draw:layer="layout" svg:width="0.121cm" svg:height="0.377cm" svg:x="3.66cm" svg:y="4.00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185cm" svg:height="0.258cm" svg:x="3.817cm" svg:y="4.126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121cm" svg:height="0.377cm" svg:x="4.04cm" svg:y="4.00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5cm" svg:height="0.258cm" svg:x="4.193cm" svg:y="4.12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84cm" svg:height="0.249cm" svg:x="4.476cm" svg:y="4.12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21cm" svg:height="0.377cm" svg:x="4.788cm" svg:y="4.00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4cm" svg:height="0.249cm" svg:x="4.945cm" svg:y="4.12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58cm" svg:height="0.372cm" svg:x="5.254cm" svg:y="4.122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277cm" svg:height="0.359cm" svg:x="5.723cm" svg:y="4.129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6.038cm" svg:y="3.988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6.356cm" svg:y="4.126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6.632cm" svg:y="4.126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6.851cm" svg:y="4.12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7.254cm" svg:y="3.818cm" svg:viewBox="0 0 24 838" draw:points="13,838 0,838 0,0 24,0 24,838">
            <text:p/>
          </draw:polygon>
          <draw:polygon draw:style-name="gr5" draw:layer="layout" svg:width="4.991cm" svg:height="0.023cm" svg:x="2.286cm" svg:y="4.655cm" svg:viewBox="0 0 4992 24" draw:points="2496,24 0,24 0,0 4992,0 4992,24">
            <text:p/>
          </draw:polygon>
        </draw:g>
        <draw:g>
          <svg:title>TexMaths</svg:title>
          <svg:desc>22§latex§UE§svg§600§FALSE§</svg:desc>
          <draw:polygon draw:style-name="gr13" draw:layer="layout" svg:width="1.108cm" svg:height="0.529cm" svg:x="9.559cm" svg:y="1.524cm" svg:viewBox="0 0 1109 530" draw:points="555,530 0,530 0,0 1109,0 1109,530">
            <text:p/>
          </draw:polygon>
          <draw:path draw:style-name="gr5" draw:layer="layout" svg:width="0.529cm" svg:height="0.547cm" svg:x="9.585cm" svg:y="1.524cm" svg:viewBox="0 0 530 548" svg:d="M427 352c0 110-75 172-150 172-37 0-127-20-127-167v-295c0-29 0-38 61-38h18v-24c-27 2-84 2-115 2-28 0-88 0-114-2v24h18c61 0 61 9 61 38v292c0 108 90 194 196 194 90 0 161-73 174-161 2-15 2-24 2-55v-248c0-25 0-60 79-60v-24c-28 0-66 2-92 2-27 0-64-2-93-2v24c82 0 82 38 82 57z">
            <text:p/>
          </draw:path>
          <draw:path draw:style-name="gr5" draw:layer="layout" svg:width="0.481cm" svg:height="0.527cm" svg:x="10.164cm" svg:y="1.526cm" svg:viewBox="0 0 482 528" svg:d="M79 467c0 28 0 37-61 37h-18v24h449l33-200h-20c-20 119-37 176-172 176h-103c-37 0-37-4-37-31v-207h70c75 0 84 25 84 91h19v-207h-19c0 68-9 92-84 92h-70v-187c0-26 0-31 37-31h101c119 0 139 42 152 150h20l-22-174h-438v24h18c61 0 61 9 61 38z">
            <text:p/>
          </draw:path>
        </draw:g>
        <draw:g>
          <svg:title>TexMaths</svg:title>
          <svg:desc>22§latex§SN§svg§600§FALSE§</svg:desc>
          <draw:polygon draw:style-name="gr13" draw:layer="layout" svg:width="1.011cm" svg:height="0.529cm" svg:x="17.176cm" svg:y="1.585cm" svg:viewBox="0 0 1012 530" draw:points="506,530 0,530 0,0 1012,0 1012,530">
            <text:p/>
          </draw:polygon>
          <draw:path draw:style-name="gr5" draw:layer="layout" svg:width="0.344cm" svg:height="0.564cm" svg:x="17.22cm" svg:y="1.567cm" svg:viewBox="0 0 345 565" svg:d="M229 246l-101-24c-49-11-77-53-77-99 0-55 41-101 101-101 130 0 147 127 152 163 2 4 2 8 11 8 8 0 8-4 8-19v-156c0-14 0-18-8-18-5 0-7 0-11 11l-27 44c-24-24-57-55-125-55-86 0-152 68-152 149 0 66 42 121 101 143 9 3 49 14 104 27 22 4 44 11 66 39 17 20 24 44 24 71 0 55-40 112-104 112-24 0-81-5-123-42-46-44-48-92-48-121-2-6-7-6-9-6-11 0-11 4-11 17v156c0 13 0 20 9 20 4 0 6-2 11-11 0 0 2-2 28-44 25 26 75 55 143 55 91 0 154-77 154-163 0-77-52-140-116-156z">
            <text:p/>
          </draw:path>
          <draw:path draw:style-name="gr5" draw:layer="layout" svg:width="0.529cm" svg:height="0.529cm" svg:x="17.631cm" svg:y="1.585cm" svg:viewBox="0 0 530 530" svg:d="M154 11c-7-11-7-11-22-11h-132v24h22c13 0 29 0 40 2 17 3 17 3 17 18v404c0 22 0 58-79 58v24c26 0 66-2 90-2 27 0 64 2 93 2v-24c-82 0-82-36-82-58v-404c5 4 5 7 9 11l317 464c6 11 6 11 13 11 11 0 11-5 11-20v-429c0-19 0-57 79-57v-24c-26 0-66 2-90 2-26 0-64-2-92-2v24c81 0 81 38 81 57v332z">
            <text:p/>
          </draw:path>
        </draw:g>
        <draw:g>
          <svg:title>TexMaths</svg:title>
          <svg:desc>22§latex§HN§svg§600§FALSE§</svg:desc>
          <draw:polygon draw:style-name="gr13" draw:layer="layout" svg:width="1.161cm" svg:height="0.529cm" svg:x="24.846cm" svg:y="1.624cm" svg:viewBox="0 0 1162 530" draw:points="581,530 0,530 0,0 1162,0 1162,530">
            <text:p/>
          </draw:polygon>
          <draw:path draw:style-name="gr5" draw:layer="layout" svg:width="0.529cm" svg:height="0.529cm" svg:x="24.872cm" svg:y="1.624cm" svg:viewBox="0 0 530 530" svg:d="M451 62c0-29 0-38 62-38h17v-24c-26 2-83 2-114 2-29 0-88 0-114-2v24h17c62 0 62 9 62 38v180h-231v-180c0-29 0-38 61-38h18v-24c-27 2-84 2-115 2-28 0-88 0-114-2v24h18c61 0 61 9 61 38v409c0 26 0 35-61 35h-18v24c26-2 84-2 114-2 29 0 88 0 115 2v-24h-18c-61 0-61-9-61-35v-205h231v205c0 26 0 35-62 35h-17v24c26-2 83-2 114-2 29 0 88 0 114 2v-24h-17c-62 0-62-9-62-35z">
            <text:p/>
          </draw:path>
          <draw:path draw:style-name="gr5" draw:layer="layout" svg:width="0.529cm" svg:height="0.529cm" svg:x="25.451cm" svg:y="1.624cm" svg:viewBox="0 0 530 530" svg:d="M154 11c-7-11-7-11-22-11h-132v24h22c13 0 29 0 40 2 17 3 17 3 17 18v405c0 22 0 57-79 57v24c26 0 66-2 90-2 27 0 64 2 93 2v-24c-82 0-82-35-82-57v-405c5 4 5 7 9 11l317 464c7 11 7 11 13 11 11 0 11-4 11-20v-429c0-19 0-57 79-57v-24c-26 0-66 2-90 2-26 0-64-2-92-2v24c81 0 81 38 81 57v332z">
            <text:p/>
          </draw:path>
        </draw:g>
        <draw:g>
          <svg:title>TexMaths</svg:title>
          <svg:desc>12§latex§\fbox{Integrity protected provisioning of HN\textsc{\char13}s self signed  
certificate to UE}§svg§600§FALSE§</svg:desc>
          <draw:polygon draw:style-name="gr13" draw:layer="layout" svg:width="12.918cm" svg:height="0.661cm" svg:x="11.223cm" svg:y="5.842cm" svg:viewBox="0 0 12919 662" draw:points="6460,662 0,662 0,0 12919,0 12919,662">
            <text:p/>
          </draw:polygon>
          <draw:polygon draw:style-name="gr5" draw:layer="layout" svg:width="12.918cm" svg:height="0.017cm" svg:x="11.223cm" svg:y="5.842cm" svg:viewBox="0 0 12919 18" draw:points="6460,18 0,18 0,0 12919,0 12919,18">
            <text:p/>
          </draw:polygon>
          <draw:polygon draw:style-name="gr5" draw:layer="layout" svg:width="0.017cm" svg:height="0.627cm" svg:x="11.223cm" svg:y="5.859cm" svg:viewBox="0 0 18 628" draw:points="10,628 0,628 0,0 18,0 18,628">
            <text:p/>
          </draw:polygon>
          <draw:path draw:style-name="gr5" draw:layer="layout" svg:width="0.129cm" svg:height="0.288cm" svg:x="11.378cm" svg:y="5.991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5" draw:layer="layout" svg:width="0.213cm" svg:height="0.186cm" svg:x="11.533cm" svg:y="6.09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32cm" svg:height="0.264cm" svg:x="11.75cm" svg:y="6.018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63cm" svg:height="0.193cm" svg:x="11.917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93cm" svg:height="0.278cm" svg:x="12.105cm" svg:y="6.087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7-40 27-40 43 0 30 42 54 94 54 50 0 94-21 94-55 0-14-6-36-27-48-23-12-48-12-73-12-11 0-29 0-33 0-13-2-21-15-21-28zM94 269c-42 0-72-22-72-44 0-19 16-36 34-37h26c37 0 84 0 84 37 0 23-30 44-72 44z">
            <text:p/>
          </draw:path>
          <draw:path draw:style-name="gr5" draw:layer="layout" svg:width="0.142cm" svg:height="0.186cm" svg:x="12.315cm" svg:y="6.09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09cm" svg:height="0.282cm" svg:x="12.483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32cm" svg:height="0.264cm" svg:x="12.593cm" svg:y="6.018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207cm" svg:height="0.269cm" svg:x="12.746cm" svg:y="6.096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ath draw:style-name="gr5" draw:layer="layout" svg:width="0.208cm" svg:height="0.269cm" svg:x="13.113cm" svg:y="6.091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142cm" svg:height="0.186cm" svg:x="13.347cm" svg:y="6.09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3cm" svg:x="13.513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132cm" svg:height="0.264cm" svg:x="13.72cm" svg:y="6.018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63cm" svg:height="0.193cm" svg:x="13.888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61cm" svg:height="0.193cm" svg:x="14.078cm" svg:y="6.089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5" draw:layer="layout" svg:width="0.132cm" svg:height="0.264cm" svg:x="14.259cm" svg:y="6.018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63cm" svg:height="0.193cm" svg:x="14.427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208cm" svg:height="0.298cm" svg:x="14.617cm" svg:y="5.986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5" draw:layer="layout" svg:width="0.208cm" svg:height="0.269cm" svg:x="14.989cm" svg:y="6.091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142cm" svg:height="0.186cm" svg:x="15.223cm" svg:y="6.09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3cm" svg:x="15.388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07cm" svg:height="0.186cm" svg:x="15.584cm" svg:y="6.096cm" svg:viewBox="0 0 208 187" svg:d="M168 42c5-10 12-29 40-29v-13c-10 1-23 1-33 1-9 0-29-1-36-1v13c16 0 21 10 21 18 0 4-2 6-4 11l-43 108-47-119c-2-5-2-6-2-7 0-11 15-11 24-11v-13c-14 0-38 1-47 1-11 0-28 0-41-1v13c26 0 29 3 34 16l61 151c2 6 3 7 9 7 5 0 8-4 9-7z">
            <text:p/>
          </draw:path>
          <draw:path draw:style-name="gr5" draw:layer="layout" svg:width="0.09cm" svg:height="0.282cm" svg:x="15.812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38cm" svg:height="0.193cm" svg:x="15.929cm" svg:y="6.08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6.096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87cm" svg:height="0.193cm" svg:x="16.211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13cm" svg:height="0.186cm" svg:x="16.424cm" svg:y="6.09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09cm" svg:height="0.282cm" svg:x="16.658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213cm" svg:height="0.186cm" svg:x="16.775cm" svg:y="6.09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93cm" svg:height="0.278cm" svg:x="17.007cm" svg:y="6.087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5" draw:layer="layout" svg:width="0.187cm" svg:height="0.193cm" svg:x="17.359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137cm" svg:height="0.298cm" svg:x="17.572cm" svg:y="5.981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5" draw:layer="layout" svg:width="0.288cm" svg:height="0.288cm" svg:x="17.841cm" svg:y="5.991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18.158cm" svg:y="5.991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1z">
            <text:p/>
          </draw:path>
          <draw:path draw:style-name="gr5" draw:layer="layout" svg:width="0.039cm" svg:height="0.154cm" svg:x="18.508cm" svg:y="5.979cm" svg:viewBox="0 0 40 155" svg:d="M16 155h9l15-124c0-7 0-8 0-12 0-18-16-19-20-19s-20 1-20 19c0 4 0 5 1 12z">
            <text:p/>
          </draw:path>
          <draw:path draw:style-name="gr5" draw:layer="layout" svg:width="0.138cm" svg:height="0.193cm" svg:x="18.609cm" svg:y="6.08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8cm" svg:height="0.193cm" svg:x="18.916cm" svg:y="6.08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63cm" svg:height="0.193cm" svg:x="19.079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094cm" svg:height="0.293cm" svg:x="19.269cm" svg:y="5.986cm" svg:viewBox="0 0 95 294" svg:d="M61 0l-61 5v13c30 0 34 2 34 24v219c0 20-5 20-34 20v13c14 0 37-1 48-1 10 0 31 1 47 1v-13c-29 0-34 0-34-20z">
            <text:p/>
          </draw:path>
          <draw:path draw:style-name="gr5" draw:layer="layout" svg:width="0.137cm" svg:height="0.298cm" svg:x="19.386cm" svg:y="5.981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5" draw:layer="layout" svg:width="0.138cm" svg:height="0.193cm" svg:x="19.656cm" svg:y="6.08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9.822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93cm" svg:height="0.278cm" svg:x="19.937cm" svg:y="6.087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5" draw:layer="layout" svg:width="0.213cm" svg:height="0.186cm" svg:x="20.15cm" svg:y="6.09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3cm" svg:x="20.382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208cm" svg:height="0.298cm" svg:x="20.572cm" svg:y="5.986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5" draw:layer="layout" svg:width="0.161cm" svg:height="0.193cm" svg:x="20.948cm" svg:y="6.089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5" draw:layer="layout" svg:width="0.163cm" svg:height="0.193cm" svg:x="21.132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42cm" svg:height="0.186cm" svg:x="21.32cm" svg:y="6.09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32cm" svg:height="0.264cm" svg:x="21.482cm" svg:y="6.018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09cm" svg:height="0.282cm" svg:x="21.651cm" svg:y="5.996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211cm" svg:height="0.298cm" svg:x="21.766cm" svg:y="5.981cm" svg:viewBox="0 0 212 299" svg:d="M128 130c20 0 23 4 23 22v114c0 19-5 19-33 19v14c14-2 37-2 46-2 11 0 33 0 48 2v-14c-28 0-33 0-33-19v-156l-53 5c-7 0-7 0-8 0 0 1-2 1-8 1h-50v-48c0-42 37-58 64-58 12 0 27 3 36 13-18 1-21 13-21 20 0 13 11 19 19 19 10 0 20-7 20-19 0-25-23-43-54-43-40 0-90 22-90 67v49h-34v14h34v136c0 19-5 19-34 19v14c14-2 37-2 48-2 10 0 31 0 47 2v-14c-29 0-34 0-34-19v-136z">
            <text:p/>
          </draw:path>
          <draw:path draw:style-name="gr5" draw:layer="layout" svg:width="0.161cm" svg:height="0.193cm" svg:x="22.002cm" svg:y="6.089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5" draw:layer="layout" svg:width="0.191cm" svg:height="0.193cm" svg:x="22.193cm" svg:y="6.08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5" draw:layer="layout" svg:width="0.132cm" svg:height="0.264cm" svg:x="22.395cm" svg:y="6.018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63cm" svg:height="0.193cm" svg:x="22.563cm" svg:y="6.089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32cm" svg:height="0.264cm" svg:x="22.887cm" svg:y="6.018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87cm" svg:height="0.193cm" svg:x="23.055cm" svg:y="6.089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88cm" svg:height="0.298cm" svg:x="23.409cm" svg:y="5.991cm" svg:viewBox="0 0 289 299" svg:d="M233 192c0 60-41 93-82 93-20 0-69-10-69-91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5" draw:layer="layout" svg:width="0.262cm" svg:height="0.287cm" svg:x="23.724cm" svg:y="5.992cm" svg:viewBox="0 0 263 288" svg:d="M43 254c0 16 0 21-33 21h-10v13h245l18-109h-11c-11 64-20 96-94 96h-56c-20 0-20-3-20-17v-113h38c41 0 46 13 46 49h10v-112h-10c0 37-5 50-46 50h-38v-102c0-14 0-17 20-17h55c65 0 76 23 83 82h11l-12-95h-239v13h10c33 0 33 5 33 21z">
            <text:p/>
          </draw:path>
          <draw:polygon draw:style-name="gr5" draw:layer="layout" svg:width="0.017cm" svg:height="0.627cm" svg:x="24.124cm" svg:y="5.859cm" svg:viewBox="0 0 18 628" draw:points="10,628 0,628 0,0 18,0 18,628">
            <text:p/>
          </draw:polygon>
          <draw:polygon draw:style-name="gr5" draw:layer="layout" svg:width="12.918cm" svg:height="0.017cm" svg:x="11.223cm" svg:y="6.486cm" svg:viewBox="0 0 12919 18" draw:points="6460,18 0,18 0,0 12919,0 12919,18">
            <text:p/>
          </draw:polygon>
        </draw:g>
        <draw:g>
          <svg:title>TexMaths</svg:title>
          <svg:desc>16§display§\fbox{Identification phase}§svg§600§FALSE§</svg:desc>
          <draw:polygon draw:style-name="gr13" draw:layer="layout" svg:width="5.197cm" svg:height="0.882cm" svg:x="2.088cm" svg:y="14.698cm" svg:viewBox="0 0 5198 883" draw:points="2598,883 0,883 0,0 5198,0 5198,883">
            <text:p/>
          </draw:polygon>
          <draw:polygon draw:style-name="gr5" draw:layer="layout" svg:width="5.197cm" svg:height="0.023cm" svg:x="2.088cm" svg:y="14.698cm" svg:viewBox="0 0 5198 24" draw:points="2598,24 0,24 0,0 5198,0 5198,24">
            <text:p/>
          </draw:polygon>
          <draw:polygon draw:style-name="gr5" draw:layer="layout" svg:width="0.023cm" svg:height="0.837cm" svg:x="2.088cm" svg:y="14.72cm" svg:viewBox="0 0 24 838" draw:points="13,838 0,838 0,0 24,0 24,838">
            <text:p/>
          </draw:polygon>
          <draw:path draw:style-name="gr5" draw:layer="layout" svg:width="0.172cm" svg:height="0.385cm" svg:x="2.294cm" svg:y="14.896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5" draw:layer="layout" svg:width="0.277cm" svg:height="0.397cm" svg:x="2.501cm" svg:y="14.89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5" draw:layer="layout" svg:width="0.218cm" svg:height="0.258cm" svg:x="2.811cm" svg:y="15.0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284cm" svg:height="0.249cm" svg:x="3.062cm" svg:y="15.03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77cm" svg:height="0.353cm" svg:x="3.352cm" svg:y="14.933cm" svg:viewBox="0 0 178 354" svg:d="M88 122h80v-18h-80v-104h-14c-2 46-18 107-74 109v13h48v155c0 70 53 77 74 77 40 0 56-40 56-77v-32h-15v32c0 41-16 62-38 62-37 0-37-51-37-61z">
            <text:p/>
          </draw:path>
          <draw:path draw:style-name="gr5" draw:layer="layout" svg:width="0.121cm" svg:height="0.377cm" svg:x="3.579cm" svg:y="14.90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2cm" svg:height="0.397cm" svg:x="3.731cm" svg:y="14.884cm" svg:viewBox="0 0 283 398" svg:d="M171 173c26 0 31 6 31 30v152c0 26-7 26-45 26v17c19-1 49-1 62-1 15 0 43 0 64 1v-17c-38 0-45 0-45-26v-208l-70 7c-10 0-10 0-11 0 0 1-2 1-10 1h-67v-64c0-56 50-78 85-78 16 0 37 5 48 17-24 2-27 18-27 28 0 17 14 25 25 25 13 0 26-9 26-25 0-34-31-58-72-58-53 0-120 29-120 90v65h-45v18h45v182c0 26-7 26-45 26v17c19-1 50-1 64-1 13 0 42 0 62 1v-17c-38 0-44 0-44-26v-182z">
            <text:p/>
          </draw:path>
          <draw:path draw:style-name="gr5" draw:layer="layout" svg:width="0.215cm" svg:height="0.258cm" svg:x="4.048cm" svg:y="15.02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5" draw:layer="layout" svg:width="0.255cm" svg:height="0.258cm" svg:x="4.302cm" svg:y="15.0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77cm" svg:height="0.353cm" svg:x="4.571cm" svg:y="14.933cm" svg:viewBox="0 0 178 354" svg:d="M88 122h80v-18h-80v-104h-14c-2 46-18 107-74 109v13h48v155c0 70 53 77 74 77 40 0 56-40 56-77v-32h-15v32c0 41-16 62-38 62-37 0-37-51-37-61z">
            <text:p/>
          </draw:path>
          <draw:path draw:style-name="gr5" draw:layer="layout" svg:width="0.121cm" svg:height="0.377cm" svg:x="4.797cm" svg:y="14.90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5cm" svg:height="0.258cm" svg:x="4.95cm" svg:y="15.02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84cm" svg:height="0.249cm" svg:x="5.233cm" svg:y="15.03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77cm" svg:height="0.359cm" svg:x="5.731cm" svg:y="15.03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6.046cm" svg:y="14.8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6.364cm" svg:y="15.0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6.64cm" svg:y="15.02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6.859cm" svg:y="15.0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7.262cm" svg:y="14.72cm" svg:viewBox="0 0 24 838" draw:points="13,838 0,838 0,0 24,0 24,838">
            <text:p/>
          </draw:polygon>
          <draw:polygon draw:style-name="gr5" draw:layer="layout" svg:width="5.197cm" svg:height="0.023cm" svg:x="2.088cm" svg:y="15.557cm" svg:viewBox="0 0 5198 24" draw:points="2598,24 0,24 0,0 5198,0 5198,24">
            <text:p/>
          </draw:polygon>
        </draw:g>
        <draw:custom-shape draw:style-name="gr14" draw:text-style-name="P1" draw:layer="layout" svg:width="0.302cm" svg:height="3.048cm" svg:x="7.572cm" svg:y="7.3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display§\fbox{Roaming agreement phase}§svg§600§FALSE§</svg:desc>
          <draw:polygon draw:style-name="gr13" draw:layer="layout" svg:width="6.847cm" svg:height="0.882cm" svg:x="0.486cm" svg:y="8.498cm" svg:viewBox="0 0 6848 883" draw:points="3424,883 0,883 0,0 6848,0 6848,883">
            <text:p/>
          </draw:polygon>
          <draw:polygon draw:style-name="gr5" draw:layer="layout" svg:width="6.847cm" svg:height="0.023cm" svg:x="0.486cm" svg:y="8.498cm" svg:viewBox="0 0 6848 24" draw:points="3424,24 0,24 0,0 6848,0 6848,24">
            <text:p/>
          </draw:polygon>
          <draw:polygon draw:style-name="gr5" draw:layer="layout" svg:width="0.023cm" svg:height="0.837cm" svg:x="0.486cm" svg:y="8.52cm" svg:viewBox="0 0 24 838" draw:points="13,838 0,838 0,0 24,0 24,838">
            <text:p/>
          </draw:polygon>
          <draw:path draw:style-name="gr5" draw:layer="layout" svg:width="0.393cm" svg:height="0.397cm" svg:x="0.697cm" svg:y="8.696cm" svg:viewBox="0 0 394 398" svg:d="M107 186v-146c0-13 0-19 11-21 7-1 23-1 34-1 51 0 115 1 115 84 0 39-14 84-97 84zM226 194c54-13 99-48 99-92 0-54-64-102-147-102h-178v18h13c45 0 45 6 45 27v296c0 21 0 27-45 27h-13v18c21-2 61-2 83-2 21 0 61 0 82 2v-18h-13c-45 0-45-6-45-27v-143h64c10 0 34 0 53 20 22 20 22 38 22 75s0 61 23 81c22 21 54 24 70 24 45 0 55-46 55-62 0-3 0-10-8-10-7 0-7 5-7 10-3 40-22 50-37 50-27 0-32-29-40-82l-8-45c-9-37-36-54-68-65z">
            <text:p/>
          </draw:path>
          <draw:path draw:style-name="gr5" draw:layer="layout" svg:width="0.25cm" svg:height="0.258cm" svg:x="1.107cm" svg:y="8.82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55cm" svg:height="0.258cm" svg:x="1.396cm" svg:y="8.8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439cm" svg:height="0.249cm" svg:x="1.672cm" svg:y="8.831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5" draw:layer="layout" svg:width="0.121cm" svg:height="0.377cm" svg:x="2.14cm" svg:y="8.70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4cm" svg:height="0.249cm" svg:x="2.296cm" svg:y="8.83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58cm" svg:height="0.372cm" svg:x="2.606cm" svg:y="8.82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255cm" svg:height="0.258cm" svg:x="3.083cm" svg:y="8.8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258cm" svg:height="0.372cm" svg:x="3.356cm" svg:y="8.82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189cm" svg:height="0.249cm" svg:x="3.638cm" svg:y="8.83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5" draw:layer="layout" svg:width="0.218cm" svg:height="0.258cm" svg:x="3.857cm" svg:y="8.8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218cm" svg:height="0.258cm" svg:x="4.107cm" svg:y="8.8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439cm" svg:height="0.249cm" svg:x="4.36cm" svg:y="8.831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5" draw:layer="layout" svg:width="0.218cm" svg:height="0.258cm" svg:x="4.827cm" svg:y="8.8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284cm" svg:height="0.249cm" svg:x="5.078cm" svg:y="8.83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77cm" svg:height="0.353cm" svg:x="5.368cm" svg:y="8.733cm" svg:viewBox="0 0 178 354" svg:d="M88 122h80v-18h-80v-104h-14c-2 46-18 107-74 109v13h48v155c0 70 53 77 74 77 40 0 56-40 56-77v-32h-15v32c0 41-16 62-38 62-37 0-37-51-37-61z">
            <text:p/>
          </draw:path>
          <draw:path draw:style-name="gr5" draw:layer="layout" svg:width="0.277cm" svg:height="0.359cm" svg:x="5.779cm" svg:y="8.83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6.094cm" svg:y="8.6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6.412cm" svg:y="8.8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6.688cm" svg:y="8.82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6.907cm" svg:y="8.8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7.31cm" svg:y="8.52cm" svg:viewBox="0 0 24 838" draw:points="13,838 0,838 0,0 24,0 24,838">
            <text:p/>
          </draw:polygon>
          <draw:polygon draw:style-name="gr5" draw:layer="layout" svg:width="6.847cm" svg:height="0.023cm" svg:x="0.486cm" svg:y="9.357cm" svg:viewBox="0 0 6848 24" draw:points="3424,24 0,24 0,0 6848,0 6848,24">
            <text:p/>
          </draw:polygon>
        </draw:g>
        <draw:g>
          <svg:title>TexMaths</svg:title>
          <svg:desc>12§display§\fbox{2}§svg§600§FALSE§</svg:desc>
          <draw:polygon draw:style-name="gr13" draw:layer="layout" svg:width="0.498cm" svg:height="0.558cm" svg:x="26.178cm" svg:y="8.689cm" svg:viewBox="0 0 499 559" draw:points="250,559 0,559 0,0 499,0 499,559">
            <text:p/>
          </draw:polygon>
          <draw:polygon draw:style-name="gr5" draw:layer="layout" svg:width="0.498cm" svg:height="0.017cm" svg:x="26.178cm" svg:y="8.689cm" svg:viewBox="0 0 499 18" draw:points="250,18 0,18 0,0 499,0 499,18">
            <text:p/>
          </draw:polygon>
          <draw:polygon draw:style-name="gr5" draw:layer="layout" svg:width="0.017cm" svg:height="0.524cm" svg:x="26.178cm" svg:y="8.706cm" svg:viewBox="0 0 18 525" draw:points="10,525 0,525 0,0 18,0 18,525">
            <text:p/>
          </draw:polygon>
          <draw:path draw:style-name="gr5" draw:layer="layout" svg:width="0.168cm" svg:height="0.281cm" svg:x="26.342cm" svg:y="8.823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26.659cm" svg:y="8.706cm" svg:viewBox="0 0 18 525" draw:points="10,525 0,525 0,0 18,0 18,525">
            <text:p/>
          </draw:polygon>
          <draw:polygon draw:style-name="gr5" draw:layer="layout" svg:width="0.498cm" svg:height="0.017cm" svg:x="26.178cm" svg:y="9.23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3" draw:layer="layout" svg:width="0.498cm" svg:height="0.558cm" svg:x="17.917cm" svg:y="7.083cm" svg:viewBox="0 0 499 559" draw:points="250,559 0,559 0,0 499,0 499,559">
            <text:p/>
          </draw:polygon>
          <draw:polygon draw:style-name="gr5" draw:layer="layout" svg:width="0.498cm" svg:height="0.017cm" svg:x="17.917cm" svg:y="7.083cm" svg:viewBox="0 0 499 18" draw:points="250,18 0,18 0,0 499,0 499,18">
            <text:p/>
          </draw:polygon>
          <draw:polygon draw:style-name="gr5" draw:layer="layout" svg:width="0.017cm" svg:height="0.524cm" svg:x="17.917cm" svg:y="7.1cm" svg:viewBox="0 0 18 525" draw:points="10,525 0,525 0,0 18,0 18,525">
            <text:p/>
          </draw:polygon>
          <draw:path draw:style-name="gr5" draw:layer="layout" svg:width="0.139cm" svg:height="0.281cm" svg:x="18.098cm" svg:y="7.217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18.398cm" svg:y="7.1cm" svg:viewBox="0 0 18 525" draw:points="10,525 0,525 0,0 18,0 18,525">
            <text:p/>
          </draw:polygon>
          <draw:polygon draw:style-name="gr5" draw:layer="layout" svg:width="0.498cm" svg:height="0.017cm" svg:x="17.917cm" svg:y="7.624cm" svg:viewBox="0 0 499 18" draw:points="250,18 0,18 0,0 499,0 499,18">
            <text:p/>
          </draw:polygon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10T17:01:19.213928352</dc:date>
    <meta:editing-duration>P1DT6H20M28S</meta:editing-duration>
    <meta:editing-cycles>42</meta:editing-cycles>
    <meta:generator>LibreOffice/4.2.8.2$Linux_X86_64 LibreOffice_project/420m0$Build-2</meta:generator>
    <dc:creator>Khan A</dc:creator>
    <meta:document-statistic meta:object-count="549"/>
  </office:meta>
</office:document-meta>
</file>